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21in" fo:margin-left="-0.075in" fo:margin-top="0in" fo:margin-bottom="0in" table:align="left" style:writing-mode="lr-tb"/>
    </style:style>
    <style:style style:name="Table1.A" style:family="table-column">
      <style:table-column-properties style:column-width="2.1618in"/>
    </style:style>
    <style:style style:name="Table1.B" style:family="table-column">
      <style:table-column-properties style:column-width="3.0514in"/>
    </style:style>
    <style:style style:name="Table1.C" style:family="table-column">
      <style:table-column-properties style:column-width="1.28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1.6014in" fo:keep-together="auto"/>
    </style:style>
    <style:style style:name="Table1.4" style:family="table-row">
      <style:table-row-properties style:min-row-height="1.0188in" fo:keep-together="auto"/>
    </style:style>
    <style:style style:name="Table1.5" style:family="table-row">
      <style:table-row-properties style:min-row-height="0.9368in" fo:keep-together="auto"/>
    </style:style>
    <style:style style:name="Table1.6" style:family="table-row">
      <style:table-row-properties style:min-row-height="0.2938in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08754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d3a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4bb21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0c57c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03cfc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1c7c9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2c8e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4bb21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6199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paragraph-rsid="001a1fc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rsid="00103cfc" officeooo:paragraph-rsid="00103cfc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0c57cf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0d3af6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0e3c5c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0f3899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03cfc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4bb21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6199f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75678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93a2b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officeooo:rsid="000c57cf" officeooo:paragraph-rsid="001a1fc6" style:letter-kerning="false" fo:background-color="#ffff00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fo:font-weight="bold" officeooo:paragraph-rsid="0008754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2pt" officeooo:rsid="001ece00" officeooo:paragraph-rsid="00087541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30" style:family="paragraph" style:parent-style-name="Standard">
      <style:paragraph-properties fo:text-align="end" style:justify-single-word="false"/>
      <style:text-properties fo:color="#000000" loext:opacity="100%" officeooo:rsid="00087541" officeooo:paragraph-rsid="00087541"/>
    </style:style>
    <style:style style:name="P31" style:family="paragraph" style:parent-style-name="Text_20_body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2pt" fo:language="en" fo:country="US" fo:font-weight="bold" officeooo:rsid="001ed392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officeooo:rsid="00202dff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officeooo:rsid="001ece0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en" fo:country="US" fo:font-weight="bold" officeooo:rsid="0014bb2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fo:font-weight="bold" officeooo:rsid="0016199f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9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/>
    </style:style>
    <style:style style:name="T12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3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0c57cf" fo:background-color="#ffff00" loext:char-shading-value="0"/>
    </style:style>
    <style:style style:name="T16" style:family="text">
      <style:text-properties officeooo:rsid="000d3af6"/>
    </style:style>
    <style:style style:name="T17" style:family="text">
      <style:text-properties fo:font-size="12pt" fo:language="en" fo:country="US" officeooo:rsid="000d3af6" style:font-size-asian="12pt" style:font-size-complex="12pt"/>
    </style:style>
    <style:style style:name="T18" style:family="text">
      <style:text-properties fo:font-size="12pt" fo:language="en" fo:country="US" officeooo:rsid="000d3af6" fo:background-color="#ffff00" loext:char-shading-value="0" style:font-size-asian="12pt" style:font-size-complex="12pt"/>
    </style:style>
    <style:style style:name="T19" style:family="text">
      <style:text-properties fo:font-size="12pt" fo:language="en" fo:country="US" officeooo:rsid="000c57cf" fo:background-color="#ffff00" loext:char-shading-value="0" style:font-size-asian="12pt" style:font-size-complex="12pt"/>
    </style:style>
    <style:style style:name="T20" style:family="text">
      <style:text-properties fo:font-size="12pt" fo:language="en" fo:country="US" officeooo:rsid="000d3af6" fo:background-color="#3faf46" loext:char-shading-value="0" style:font-size-asian="12pt" style:font-size-complex="12pt"/>
    </style:style>
    <style:style style:name="T21" style:family="text">
      <style:text-properties fo:font-size="12pt" fo:language="en" fo:country="US" officeooo:rsid="000d3af6" fo:background-color="#3faf46" loext:char-shading-value="0" style:font-size-asian="12pt" style:font-size-complex="12pt"/>
    </style:style>
    <style:style style:name="T22" style:family="text">
      <style:text-properties fo:font-size="12pt" fo:language="en" fo:country="US" officeooo:rsid="0014bb21" fo:background-color="#3faf46" loext:char-shading-value="0" style:font-size-asian="12pt" style:font-size-complex="12pt"/>
    </style:style>
    <style:style style:name="T23" style:family="text">
      <style:text-properties fo:font-size="12pt" fo:language="en" fo:country="US" officeooo:rsid="0014bb21" fo:background-color="#3faf46" loext:char-shading-value="0" style:font-size-asian="12pt" style:font-size-complex="12pt"/>
    </style:style>
    <style:style style:name="T24" style:family="text">
      <style:text-properties fo:font-size="12pt" fo:language="en" fo:country="US" officeooo:rsid="000c57cf" fo:background-color="#3faf46" loext:char-shading-value="0" style:font-size-asian="12pt" style:font-size-complex="12pt"/>
    </style:style>
    <style:style style:name="T25" style:family="text">
      <style:text-properties fo:font-size="12pt" fo:language="en" fo:country="US" officeooo:rsid="0016199f" fo:background-color="#3faf46" loext:char-shading-value="0" style:font-size-asian="12pt" style:font-size-complex="12pt"/>
    </style:style>
    <style:style style:name="T26" style:family="text">
      <style:text-properties fo:font-size="12pt" fo:language="en" fo:country="US" officeooo:rsid="000d3af6" fo:background-color="#3465a4" loext:char-shading-value="0" style:font-size-asian="12pt" style:font-size-complex="12pt"/>
    </style:style>
    <style:style style:name="T27" style:family="text">
      <style:text-properties fo:font-size="12pt" fo:language="en" fo:country="US" officeooo:rsid="0016199f" fo:background-color="#3465a4" loext:char-shading-value="0" style:font-size-asian="12pt" style:font-size-complex="12pt"/>
    </style:style>
    <style:style style:name="T28" style:family="text">
      <style:text-properties fo:font-size="12pt" officeooo:rsid="000d3af6" style:font-size-asian="12pt" style:font-size-complex="12pt"/>
    </style:style>
    <style:style style:name="T29" style:family="text">
      <style:text-properties fo:font-size="12pt" officeooo:rsid="000d3af6" fo:background-color="#ffff00" loext:char-shading-value="0" style:font-size-asian="12pt" style:font-size-complex="12pt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#3faf46" loext:char-shading-value="0"/>
    </style:style>
    <style:style style:name="T32" style:family="text">
      <style:text-properties fo:background-color="#3faf46" loext:char-shading-value="0"/>
    </style:style>
    <style:style style:name="T33" style:family="text">
      <style:text-properties officeooo:rsid="0016199f" fo:background-color="#3faf46" loext:char-shading-value="0"/>
    </style:style>
    <style:style style:name="T34" style:family="text">
      <style:text-properties fo:background-color="#3465a4" loext:char-shading-value="0"/>
    </style:style>
    <style:style style:name="T35" style:family="text">
      <style:text-properties fo:background-color="#3465a4" loext:char-shading-value="0"/>
    </style:style>
    <style:style style:name="T36" style:family="text">
      <style:text-properties officeooo:rsid="000d3af6" fo:background-color="#3465a4" loext:char-shading-value="0"/>
    </style:style>
    <style:style style:name="T37" style:family="text">
      <style:text-properties officeooo:rsid="000d3af6" fo:background-color="#3465a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Осень 2023-2024</text:p>
      <text:p text:style-name="P1"><text:span text:style-name="T13">Б</text:span><text:bookmark text:name="_GoBack1"/><text:span text:style-name="T13">азовый уровень</text:span></text:p>
      <text:p text:style-name="P26">Ребдев Павел Александрович</text:p>
      <text:p text:style-name="P1"><text:span text:style-name="T10">Группа 5130904</text:span><text:span text:style-name="T7">/</text:span><text:span text:style-name="T10">30008</text:span></text:p>
      <text:p text:style-name="P30"><text:span text:style-name="T4">Active vocabulary: </text:span><text:span text:style-name="T5">20</text:span><text:span text:style-name="T4">, Grammar structures: </text:span><text:span text:style-name="T2">4</text:span><text:span text:style-name="T4">, Linkers: </text:span><text:span text:style-name="T6">10</text:span><text:span text:style-name="T4">, Total: </text:span><text:span text:style-name="T5">598</text:span><text:span text:style-name="T3"> </text:span><text:span text:style-name="T4">words.</text:span></text:p>
      <text:p text:style-name="P2"><text:span text:style-name="T7">Monologue on </text:span><text:span text:style-name="T8">WORK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span text:style-name="T9">You are going to give a talk about WORK.</text:span></text:p>
          </table:table-cell>
          <table:table-cell table:style-name="Table1.A1" office:value-type="string">
            <text:p text:style-name="P28"><text:span text:style-name="T7">The text of the monologue</text:span></text:p>
          </table:table-cell>
          <table:table-cell table:style-name="Table1.A1" office:value-type="string">
            <text:p text:style-name="P28"><text:span text:style-name="T7">Vocabulary,</text:span></text:p>
            <text:p text:style-name="P28"><text:span text:style-name="T7">Grammar Structures,</text:span></text:p>
            <text:p text:style-name="P28"><text:span text:style-name="T7">Linking Words and Phrases</text:span></text:p>
          </table:table-cell>
        </table:table-row>
        <table:table-row table:style-name="Table1.2">
          <table:table-cell table:style-name="Table1.A1" office:value-type="string">
            <text:p text:style-name="P27"><text:span text:style-name="T11">Step 1. Introduction</text:span></text:p>
            <text:p text:style-name="P29"><text:span text:style-name="T12">1. Start with a hook sentence that will attract the listener’s attention (a quote, a proverb, etc.).</text:span></text:p>
            <text:p text:style-name="P29"><text:span text:style-name="T12">2. Lead your speech steadily to the main part of your talk.</text:span></text:p>
            <text:p text:style-name="P29"><text:span text:style-name="T12">3. The introduction may consist of 3-6 sentences.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7"><text:span text:style-name="T11">Step 2. Jobs</text:span></text:p>
            <text:p text:style-name="P29"><text:span text:style-name="T12">2.1 Which of the jobs you know would you like to do? Which wouldn’t you like to do? Why?</text:span></text:p>
            <text:p text:style-name="P6"/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>2.2 What are the most important things for you in your future job?</text:span></text:p>
            <text:p text:style-name="P6"/>
          </table:table-cell>
          <table:table-cell table:style-name="Table1.A1" office:value-type="string">
            <text:p text:style-name="P4"><text:span text:style-name="T35">The </text:span><text:span text:style-name="T14">job</text:span><text:span text:style-name="T35">, what I would like to work is a programmer because I have always been fascinated by technology and computers</text:span>. <text:span text:style-name="T16">To work as a programmer you need </text:span><text:span text:style-name="T18">hard</text:span><text:span text:style-name="T29"> </text:span><text:span text:style-name="T18">skills</text:span><text:span text:style-name="T17">.</text:span> <text:span text:style-name="T35">I enjoy solving problems and working on projects</text:span> that require logical thinking. Being a programmer would allow me to use my skills and creativity to create innovative software and applications. <text:span text:style-name="T32">Additionally</text:span>, there is a high demand for programmers in today's job market, which means there would be plenty of career opportunities and job security. Programmer is very <text:span text:style-name="T14">challenging</text:span> and <text:span text:style-name="T14">exciting</text:span> job. <text:span text:style-name="T32">On the other hand</text:span>, <text:span text:style-name="T37">I wouldn't like to be a soldier</text:span>. While I respect and admire the bravery and sacrifice of those who serve in the military, it is not a job that aligns with my interests and values. I am more inclined towards working in a peaceful and technologically-driven field like programming. <text:span text:style-name="T32">Moreover</text:span>, the risks associated with being a soldier, including being in combat situations and being away from family for long periods of time, are not something I am willing to undertake. Moreover, a soldier is a very <text:span text:style-name="T14">tedious</text:span> and <text:span text:style-name="T14">stressful</text:span> profession</text:p>
            <text:p text:style-name="P3"/>
            <text:p text:style-name="P3"/>
            <text:p text:style-name="P3"/>
            <text:p text:style-name="P3">In my future job, the most important things for me would be job satisfaction, work-life balance, and the opportunity for personal and professional growth. <text:span text:style-name="T32">I believe</text:span> that enjoying the <text:soft-page-break/>work I do and finding it fulfilling is crucial for my overall happiness and well-being. <text:span text:style-name="T32">Additionally</text:span>, I would like <text:span text:style-name="T14">to have flexible hours</text:span>, to have enough time to spend with my family and pursue my hobbies and interests outside of work.. <text:span text:style-name="T32">Furthermore</text:span>, I value continuous learning and development, so having the chance to expand my skills and knowledge would be significant for me.</text:p>
            <text:p text:style-name="P5"><text:span text:style-name="T21">Moreover</text:span> when you work as programmer you <text:span text:style-name="T14">haven't a lot of routine paperwork</text:span></text:p>
          </table:table-cell>
          <table:table-cell table:style-name="Table1.A1" office:value-type="string">
            <text:p text:style-name="P15">Job</text:p>
            <text:p text:style-name="P16"><text:span text:style-name="T17">hard</text:span><text:span text:style-name="T28"> </text:span><text:span text:style-name="T17">skills</text:span></text:p>
            <text:p text:style-name="P17"><text:span text:style-name="T17">challenging</text:span></text:p>
            <text:p text:style-name="P17"><text:span text:style-name="T17">exciting</text:span></text:p>
            <text:p text:style-name="P18"><text:span text:style-name="T17">tedious</text:span></text:p>
            <text:p text:style-name="P18"><text:span text:style-name="T17">stressful</text:span></text:p>
            <text:p text:style-name="P18"><text:span text:style-name="T17">to have flexible hours</text:span></text:p>
            <text:p text:style-name="P19"><text:span text:style-name="T17">haven't a lot of routine paperwork</text:span></text:p>
            <text:p text:style-name="P19"><text:span text:style-name="T17"/></text:p>
            <text:p text:style-name="P20"><text:span text:style-name="T20">Additionally</text:span><text:span text:style-name="T22">(2)</text:span></text:p>
            <text:p text:style-name="P20"><text:span text:style-name="T20">On the other hand</text:span></text:p>
            <text:p text:style-name="P20"><text:span text:style-name="T20">Moreover</text:span></text:p>
            <text:p text:style-name="P20"><text:span text:style-name="T20">I believe</text:span></text:p>
            <text:p text:style-name="P20"><text:span text:style-name="T20">Furthermore</text:span></text:p>
            <text:p text:style-name="P21"><text:span text:style-name="T20"/></text:p>
            <text:p text:style-name="P22"><text:span text:style-name="T36">The job, what I would like to work is a programmer because I have always been fascinated by technology and computers</text:span></text:p>
            <text:p text:style-name="P22"><text:span text:style-name="T36"/></text:p>
            <text:p text:style-name="P23"><text:span text:style-name="T36">I wouldn't like to be a soldier</text:span></text:p>
            <text:p text:style-name="P23"/>
            <text:p text:style-name="P24"><text:soft-page-break/><text:span text:style-name="T34">I enjoy solving problems and working on projects</text:span></text:p>
          </table:table-cell>
        </table:table-row>
        <table:table-row table:style-name="Table1.4">
          <table:table-cell table:style-name="Table1.A1" office:value-type="string">
            <text:p text:style-name="P27"><text:span text:style-name="T11">Step 3. Homeworking</text:span></text:p>
            <text:p text:style-name="P29"><text:span text:style-name="T12">3.1 Speak about the reasons for homeworking, the advantages and disadvantages of working from home.</text:span></text:p>
            <text:p text:style-name="P6"/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/></text:p>
            <text:p text:style-name="P29"><text:span text:style-name="T12">3.2 Would you like to work from home? What would be the advantages/disadvantages for you?</text:span></text:p>
            <text:p text:style-name="P6"/>
          </table:table-cell>
          <table:table-cell table:style-name="Table1.A1" office:value-type="string">
            <text:p text:style-name="P5"><text:span text:style-name="T32">Nowadays</text:span>, remote working or homeworking has become increasingly popular. There are several reasons why people choose <text:span text:style-name="T14">to work</text:span> from home. <text:span text:style-name="T32">Firstly</text:span>, it allows for greater <text:span text:style-name="T14">flexibility</text:span> in terms of working hours and location. <text:span text:style-name="T14">Employees</text:span><text:span text:style-name="T30"> </text:span><text:span text:style-name="T35">can</text:span><text:span text:style-name="T30"> better control their schedule and work from the comfort of their own home, getting rid of the need </text:span><text:span text:style-name="T19">to commute daily to work</text:span><text:span text:style-name="T30"> every day, which </text:span><text:span text:style-name="T14">take stime-consuming</text:span>. This <text:span text:style-name="T35">can</text:span> lead <text:span text:style-name="T14">to be more productive</text:span> and reduced stress levels. <text:span text:style-name="T32">Secondly</text:span>, <text:span text:style-name="T14">working from home</text:span> <text:span text:style-name="T35">can</text:span> provide a better work-life balance, as individuals <text:span text:style-name="T35">can</text:span> balance their professional responsibilities with personal commitments more effectively. <text:span text:style-name="T32">However</text:span>, <text:span text:style-name="T14">working from home</text:span> also has its disadvantages. One of the main challenges is the potential for isolation and lack of social interaction. When working remotely, there is limited face-to-face communication with colleagues, which <text:span text:style-name="T35">can</text:span> lead to feelings of loneliness and disconnection from the team. <text:span text:style-name="T32">Moreover</text:span>, home distractions <text:span text:style-name="T35">can</text:span> be a hindrance to productivity. It requires a great deal of self-discipline and organization to stay focused and motivated in a home environment where there may be various distractions such as household chores or family members.</text:p>
            <text:p text:style-name="P3"/>
            <text:p text:style-name="P3"/>
            <text:p text:style-name="P3"/>
            <text:p text:style-name="P3">Personally, I would like to have the option <text:span text:style-name="T14">to work from home</text:span> occasionally. The advantages of remote working, such as <text:span text:style-name="T14">flexibility</text:span> and a <text:span text:style-name="T14">better work-life balance</text:span>, are appealing to me. The advantages of remote work, such as <text:span text:style-name="T14">flexibility</text:span> and a <text:span text:style-name="T14">better work-life balance</text:span>, as well as the ability <text:span text:style-name="T14">to provide a creative environment</text:span>, attract me.<text:span text:style-name="T35">I believe that having the ability to work from home when needed can </text:span><text:span text:style-name="T14">increase</text:span><text:span text:style-name="T35"> my productivity and overall job satisfaction</text:span>. <text:span text:style-name="T33">After all</text:span>, I also recognize the importance of face-to-face interactions and collaborative teamwork, so I wouldn't want to work from home exclusively. Finding a balance between the two would be ideal for me. In addition, in order <text:span text:style-name="T14">to work from home</text:span>, i need <text:span text:style-name="T14">to develop time management skills</text:span><text:span text:style-name="T30"> and </text:span><text:span text:style-name="T14">planing a work schedule</text:span><text:span text:style-name="T30">.</text:span></text:p>
          </table:table-cell>
          <table:table-cell table:style-name="Table1.A1" office:value-type="string">
            <text:p text:style-name="P7"><text:span text:style-name="T14">to work</text:span></text:p>
            <text:p text:style-name="P7"><text:span text:style-name="T14">Employees</text:span></text:p>
            <text:p text:style-name="P7"><text:span text:style-name="T15">flexibility(2)</text:span></text:p>
            <text:p text:style-name="P8"><text:span text:style-name="T15">to be more productive</text:span></text:p>
            <text:p text:style-name="P8"><text:span text:style-name="T19">increase</text:span></text:p>
            <text:p text:style-name="P9"><text:span text:style-name="T19">to commute daily to work</text:span></text:p>
            <text:p text:style-name="P9"><text:span text:style-name="T19">to develop time management skills</text:span></text:p>
            <text:p text:style-name="P10"><text:span text:style-name="T19">better work-life balance</text:span></text:p>
            <text:p text:style-name="P10"><text:span text:style-name="T19">planing a work schedule</text:span></text:p>
            <text:p text:style-name="P10"><text:span text:style-name="T19">to work from home</text:span></text:p>
            <text:p text:style-name="P11"><text:span text:style-name="T19">take stime-consuming</text:span></text:p>
            <text:p text:style-name="P11"><text:span text:style-name="T19">to provide a creative environment</text:span></text:p>
            <text:p text:style-name="P11"><text:span text:style-name="T19"/></text:p>
            <text:p text:style-name="P11"><text:span text:style-name="T24">Nowadays</text:span></text:p>
            <text:p text:style-name="P11"><text:span text:style-name="T24">Firstly</text:span></text:p>
            <text:p text:style-name="P11"><text:span text:style-name="T24">Secondly</text:span></text:p>
            <text:p text:style-name="P11"><text:span text:style-name="T24">However</text:span></text:p>
            <text:p text:style-name="P11"><text:span text:style-name="T24">Moreover</text:span></text:p>
            <text:p text:style-name="P12"><text:span text:style-name="T25">After all</text:span></text:p>
            <text:p text:style-name="P12"><text:span text:style-name="T25"/></text:p>
            <text:p text:style-name="P13"><text:span text:style-name="T27">I believe that having the ability to work from home when needed can increase my productivity and overall job satisfaction</text:span></text:p>
          </table:table-cell>
        </table:table-row>
        <text:soft-page-break/>
        <table:table-row table:style-name="Table1.5">
          <table:table-cell table:style-name="Table1.A1" office:value-type="string">
            <text:p text:style-name="P27"><text:span text:style-name="T11">Step 4. CREATIVE THINKING</text:span></text:p>
            <text:p text:style-name="P29"><text:span text:style-name="T12">Introduce your own extra idea(s) on work that hasn’t/haven’t been mentioned before. Justify your choice.</text:span></text:p>
            <text:p text:style-name="P3"/>
            <text:p text:style-name="P14">f</text:p>
            <text:p text:style-name="P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27"><text:span text:style-name="T11">Step 5. Conclusion</text:span></text:p>
            <text:p text:style-name="P27"><text:span text:style-name="T12">Summarise the ideas of steps</text:span><text:bookmark text:name="_GoBack"/><text:span text:style-name="T12"> 2, 3, 4.</text:span></text:p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8</meta:editing-cycles>
    <meta:print-date>2019-02-05T16:20:00</meta:print-date>
    <meta:creation-date>2021-11-04T20:32:00</meta:creation-date>
    <dc:date>2023-11-24T18:32:12.605093615</dc:date>
    <meta:editing-duration>PT7M2S</meta:editing-duration>
    <meta:generator>LibreOffice/7.3.7.2$Linux_X86_64 LibreOffice_project/30$Build-2</meta:generator>
    <meta:document-statistic meta:table-count="1" meta:image-count="0" meta:object-count="0" meta:page-count="3" meta:paragraph-count="66" meta:word-count="907" meta:character-count="5552" meta:non-whitespace-character-count="4711"/>
    <meta:user-defined meta:name="AppVersion">15.0000</meta:user-defined>
    <meta:user-defined meta:name="Company">Hewlett-Packard</meta:user-defined>
    <meta:template xlink:type="simple" xlink:actuate="onRequest" xlink:title="Normal" xlink:href=""/>
  </office:meta>
</office:document-meta>
</file>